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808cm" fo:margin-left="0cm" table:align="left"/>
    </style:style>
    <style:style style:name="Tabla1.A" style:family="table-column">
      <style:table-column-properties style:column-width="4.304cm"/>
    </style:style>
    <style:style style:name="Tabla1.B" style:family="table-column">
      <style:table-column-properties style:column-width="13.50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039cm"/>
    </style:style>
    <style:style style:name="Tabla1.4" style:family="table-row">
      <style:table-row-properties style:min-row-height="3.812cm"/>
    </style:style>
    <style:style style:name="P1" style:family="paragraph" style:parent-style-name="Standard">
      <style:paragraph-properties fo:line-height="115%"/>
      <style:text-properties style:font-name="Arial" fo:font-weight="bold" officeooo:paragraph-rsid="002321f8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" officeooo:rsid="00191e2c" officeooo:paragraph-rsid="002321f8"/>
    </style:style>
    <style:style style:name="P3" style:family="paragraph" style:parent-style-name="Standard">
      <style:paragraph-properties fo:line-height="115%"/>
      <style:text-properties style:font-name="Arial" officeooo:paragraph-rsid="002321f8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officeooo:paragraph-rsid="002321f8"/>
    </style:style>
    <style:style style:name="P5" style:family="paragraph" style:parent-style-name="Standard" style:list-style-name="L1">
      <style:paragraph-properties fo:line-height="115%"/>
      <style:text-properties style:font-name="Arial" style:text-underline-style="none" officeooo:paragraph-rsid="002321f8"/>
    </style:style>
    <style:style style:name="P6" style:family="paragraph" style:parent-style-name="Standard" style:list-style-name="L2">
      <style:paragraph-properties fo:line-height="115%"/>
      <style:text-properties style:font-name="Arial" officeooo:paragraph-rsid="002321f8"/>
    </style:style>
    <style:style style:name="P7" style:family="paragraph" style:parent-style-name="Standard">
      <style:paragraph-properties fo:line-height="115%"/>
      <style:text-properties style:font-name="Arial" officeooo:rsid="00211ff1" officeooo:paragraph-rsid="002321f8"/>
    </style:style>
    <style:style style:name="P8" style:family="paragraph" style:parent-style-name="Standard" style:list-style-name="L2">
      <style:paragraph-properties fo:line-height="115%"/>
      <style:text-properties style:font-name="Arial Black" fo:font-weight="normal" officeooo:paragraph-rsid="002321f8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officeooo:paragraph-rsid="002321f8"/>
    </style:style>
    <style:style style:name="P10" style:family="paragraph" style:parent-style-name="Standard">
      <style:paragraph-properties fo:line-height="115%"/>
      <style:text-properties style:font-name="Arial" officeooo:paragraph-rsid="002fcad7"/>
    </style:style>
    <style:style style:name="P11" style:family="paragraph" style:parent-style-name="Standard">
      <style:paragraph-properties fo:line-height="115%"/>
      <style:text-properties style:font-name="Arial" officeooo:rsid="002fcad7" officeooo:paragraph-rsid="002fcad7"/>
    </style:style>
    <style:style style:name="P12" style:family="paragraph" style:parent-style-name="Standard">
      <style:paragraph-properties fo:line-height="115%"/>
      <style:text-properties officeooo:paragraph-rsid="002fcad7"/>
    </style:style>
    <style:style style:name="P13" style:family="paragraph" style:parent-style-name="Standard" style:master-page-name="">
      <loext:graphic-properties draw:fill="none"/>
      <style:paragraph-properties fo:margin-left="0.4cm" fo:margin-right="0cm" fo:line-height="115%" fo:text-indent="0cm" style:auto-text-indent="false" style:page-number="auto" fo:background-color="transparent"/>
      <style:text-properties style:font-name="Arial" officeooo:rsid="002fcad7" officeooo:paragraph-rsid="0032ff8d"/>
    </style:style>
    <style:style style:name="P14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Arial" officeooo:rsid="002fcad7" officeooo:paragraph-rsid="0032ff8d"/>
    </style:style>
    <style:style style:name="P15" style:family="paragraph" style:parent-style-name="Standard">
      <style:paragraph-properties fo:line-height="115%"/>
      <style:text-properties style:font-name="Arial"/>
    </style:style>
    <style:style style:name="P16" style:family="paragraph" style:parent-style-name="Standard">
      <style:paragraph-properties fo:line-height="115%"/>
      <style:text-properties style:font-name="Arial"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7d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47dd"/>
    </style:style>
    <style:style style:name="T6" style:family="text">
      <style:text-properties officeooo:rsid="00258a03"/>
    </style:style>
    <style:style style:name="T7" style:family="text">
      <style:text-properties officeooo:rsid="001bd205"/>
    </style:style>
    <style:style style:name="T8" style:family="text">
      <style:text-properties style:text-underline-style="none" officeooo:rsid="002321f8"/>
    </style:style>
    <style:style style:name="T9" style:family="text">
      <style:text-properties officeooo:rsid="002321f8"/>
    </style:style>
    <style:style style:name="T10" style:family="text">
      <style:text-properties officeooo:rsid="00260f7a"/>
    </style:style>
    <style:style style:name="T11" style:family="text">
      <style:text-properties officeooo:rsid="002fcad7"/>
    </style:style>
    <style:style style:name="T12" style:family="text">
      <style:text-properties style:font-name="Arial Black"/>
    </style:style>
    <style:style style:name="T13" style:family="text">
      <style:text-properties fo:font-weight="bold" officeooo:rsid="0030d4d1" style:font-weight-asian="bold" style:font-weight-complex="bold"/>
    </style:style>
    <style:style style:name="T14" style:family="text">
      <style:text-properties style:font-name="Arial" officeooo:rsid="002fcad7"/>
    </style:style>
    <style:style style:name="T15" style:family="text">
      <style:text-properties style:font-name="Arial Black" officeooo:rsid="002fcad7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: <text:span text:style-name="T1">AD02.</text:span></text:p>
      <text:p text:style-name="P2"><text:span text:style-name="T2">Alumno: </text:span>Kevin Zamora Amela</text:p>
      <text:p text:style-name="P3"/>
      <text:p text:style-name="P3"><text:span text:style-name="T2">Ejercicio 1</text:span> (<text:span text:style-name="T3">Enunciado</text:span>):</text:p>
      <text:p text:style-name="P4">En el tema 1, se vieron diferentes estrategias de acceso a datos. Se trata de que investigues y profundices más en las diferentes estrategias y principales sistemas gestores de bases de datos:</text:p>
      <text:section text:style-name="Sect1" text:name="Sección1">
        <text:list text:style-name="L1">
          <text:list-item>
            <text:p text:style-name="P5">MariaDB</text:p>
          </text:list-item>
          <text:list-item>
            <text:p text:style-name="P5">SQLSever</text:p>
          </text:list-item>
          <text:list-item>
            <text:p text:style-name="P5">Oracle</text:p>
          </text:list-item>
          <text:list-item>
            <text:p text:style-name="P5">PostgreSQL</text:p>
          </text:list-item>
          <text:list-item>
            <text:p text:style-name="P5">DB2.</text:p>
          </text:list-item>
          <text:list-item>
            <text:p text:style-name="P5">MongoDB</text:p>
          </text:list-item>
        </text:list>
      </text:section>
      <text:p text:style-name="P4"/>
      <text:p text:style-name="P4">Para ello <text:span text:style-name="T4">vali</text:span><text:span text:style-name="T5">e</text:span><text:span text:style-name="T4">ndote</text:span> de lo que se vio en el Tema 1 y de Internet, se debe de elaborar una tabla comparativa a través de la que contestar, justicando la respuesta y señalando las URLs de donde hayas sacado la información, a los puntos siguientes:</text:p>
      <text:section text:style-name="Sect2" text:name="Sección2">
        <text:list text:style-name="L2">
          <text:list-item>
            <text:p text:style-name="P6">Si es un sistema gestor relacional o de qué tipo/s es.</text:p>
          </text:list-item>
          <text:list-item>
            <text:p text:style-name="P6">Si soporta SQL y/o otros lenguajes.</text:p>
            <text:p text:style-name="P6"/>
          </text:list-item>
          <text:list-item>
            <text:p text:style-name="P6">Si soporta procedimientos almacenados</text:p>
          </text:list-item>
          <text:list-item>
            <text:p text:style-name="P6">Si soporta transacciones.</text:p>
          </text:list-item>
          <text:list-item>
            <text:p text:style-name="P6">Si es multiplatafoma</text:p>
          </text:list-item>
        </text:list>
      </text:section>
      <text:p text:style-name="P7">Solución <text:span text:style-name="T6">(Tabla)</text:span>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continue-numbering="true" text:style-name="L2">
              <text:list-item>
                <text:p text:style-name="P8">MariaDB</text:p>
              </text:list-item>
            </text:list>
          </table:table-cell>
          <table:table-cell table:style-name="Tabla1.B1" office:value-type="string">
            <text:p text:style-name="P3">- Se trata de un sistema de gestión de datos relacional.</text:p>
            <text:p text:style-name="P3">- Soporta lenguajes SQL.</text:p>
            <text:p text:style-name="P3">- Soporta también procedimientos almacenados.</text:p>
            <text:p text:style-name="P3">- Soporta a su vez transacciones.</text:p>
            <text:p text:style-name="P9">- Es Multiplataforma, siendo compatible con Windows, Linux y otros sistemas operativos.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SQLSever</text:p>
              </text:list-item>
            </text:list>
          </table:table-cell>
          <table:table-cell table:style-name="Tabla1.B2" office:value-type="string">
            <text:p text:style-name="P4">- Se trata de un sistema de bases de datos relacional, creado por Microsoft.</text:p>
            <text:p text:style-name="P3">- Soporta el lenguaje SQL.</text:p>
            <text:p text:style-name="P3">- Soporta procedimientos almacenados.</text:p>
            <text:p text:style-name="P3">- Soporta transacciones.</text:p>
            <text:p text:style-name="P9">- Es multiplataforma (Windows, Linux), aunque históricamente solo era compatible con sistemas Windows.</text:p>
          </table:table-cell>
        </table:table-row>
        <table:table-row table:style-name="Tabla1.3">
          <table:table-cell table:style-name="Tabla1.A2" office:value-type="string">
            <text:list text:continue-numbering="true" text:style-name="L2">
              <text:list-item>
                <text:p text:style-name="P8">Oracle</text:p>
              </text:list-item>
            </text:list>
          </table:table-cell>
          <table:table-cell table:style-name="Tabla1.B2" office:value-type="string">
            <text:p text:style-name="P4">- Se trata de un motor de bases de datos objeto - relacional.</text:p>
            <text:p text:style-name="P3">- <text:span text:style-name="T7">S</text:span>oporta el lenguaje SQL además de JSON, XML y lenguajes de procedimiento como PL/SQL, JAVA, C/C++.</text:p>
            <text:p text:style-name="P3">- Si soporta procedimientos almacenados.</text:p>
            <text:p text:style-name="P3">- Si soporta transacciones.</text:p>
            <text:p text:style-name="P3">Es multiplataforma.</text:p>
          </table:table-cell>
        </table:table-row>
        <table:table-row table:style-name="Tabla1.4">
          <table:table-cell table:style-name="Tabla1.A2" office:value-type="string">
            <text:list text:continue-numbering="true" text:style-name="L2">
              <text:list-item>
                <text:p text:style-name="P8">PostgreSQL</text:p>
              </text:list-item>
            </text:list>
          </table:table-cell>
          <table:table-cell table:style-name="Tabla1.B2" office:value-type="string">
            <text:p text:style-name="P3">Se trata de un sistema de bases de datos objeto-relacional.</text:p>
            <text:p text:style-name="P3"><text:span text:style-name="T4">Soporta</text:span> el lenguaje SQL además de PL/PgSQL(similar al PL/SQL de <text:span text:style-name="T8">O</text:span><text:span text:style-name="T4">racle</text:span>), C, C++, Java, PL/Java web, PL/Perl, plPHP, PL/Python, PLruby, PL/sh, PL/Tcl, PL/Scheme.</text:p>
            <text:p text:style-name="P3"><text:span text:style-name="T9">S</text:span>oporta procedimientos almacenados desde la versión PG11.</text:p>
            <text:p text:style-name="P3"><text:span text:style-name="T4">Soporta</text:span> transacciones.</text:p>
            <text:p text:style-name="P3"><text:soft-page-break/>Es multiplataforma. (Linux / <text:span text:style-name="T10">variantes </text:span>UNIX y Windows 32/64bit)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DB2</text:p>
              </text:list-item>
            </text:list>
          </table:table-cell>
          <table:table-cell table:style-name="Tabla1.B2" office:value-type="string">
            <text:p text:style-name="P3">Se trata de un sistema de bases de datos relacional, creado por IBM.</text:p>
            <text:p text:style-name="P3">Si soporta el lenguaje SQL. Además, soporta los lenguajes de programación : SQL, PL”,</text:p>
            <text:p text:style-name="P3">Assembles, C y C++, C#(mediante .NET), COBOL, Fortran Hight-Level Assembler, Java,</text:p>
            <text:p text:style-name="P3">Perl, PHP, PL/I, Python, REXX, Ruby on Rails, Visual Basic.</text:p>
            <text:p text:style-name="P3">Si soporta procedimientos almacenados.</text:p>
            <text:p text:style-name="P3">Si soporta transacciones.</text:p>
            <text:p text:style-name="P3">Es multiplataforma, especialmente diseñada para ambientes distribuidos.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MongoDB</text:p>
              </text:list-item>
            </text:list>
          </table:table-cell>
          <table:table-cell table:style-name="Tabla1.B2" office:value-type="string">
            <text:p text:style-name="P3">- Es un sistema gestor de bases de datos No Relacional (o NoSQL), orientado a documentos.</text:p>
            <text:p text:style-name="P3">- Utiliza su propio lenguaje de consulta (llamado MongoDB Query Language), pero también puede integrarse con otros lenguajes a través de drivers.</text:p>
            <text:p text:style-name="P3">- No es compatible con procedimientos almacenados, aunque puede ejecutar funciones y procedimientos a través de JavaScript.</text:p>
            <text:p text:style-name="P3">- Sí soporta transacciones, pero desde la versión 4.0.</text:p>
            <text:p text:style-name="P3">- También es Multiplataforma, al igual que todos los anteriores y siendo así compatible con Windows, Linux, macOS y otros sistemas operativos.</text:p>
          </table:table-cell>
        </table:table-row>
      </table:table>
      <text:p text:style-name="P3"/>
      <text:p text:style-name="P10"><text:span text:style-name="T11">Fuentes de información:</text:span></text:p>
      <text:p text:style-name="P11"/>
      <text:p text:style-name="P11">1. <text:span text:style-name="T12">MariaDB:</text:span></text:p>
      <text:p text:style-name="P11"><text:s text:c="3"/>- <text:span text:style-name="T2">MariaDB en resumen:</text:span> MariaDB.org: (<text:a xlink:type="simple" xlink:href="https://mariadb.org/es/" text:style-name="Internet_20_link" text:visited-style-name="Visited_20_Internet_20_Link">https://mariadb.org/es/</text:a>)</text:p>
      <text:p text:style-name="P11"><text:s text:c="3"/>- <text:span text:style-name="T13">Sobre</text:span><text:span text:style-name="T2"> MariaDB Software:</text:span> MariaDB Knowledge Base <text:tab/>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><text:s text:c="3"/>- <text:span text:style-name="T2">Key Features of MariaDB:</text:span> Online Tutorials Library: <text:tab/>(<text:a xlink:type="simple" xlink:href="https://www.tutorialspoint.com/mariadb/mariadb_introduction.htm" text:style-name="Internet_20_link" text:visited-style-name="Visited_20_Internet_20_Link">https://www.tutorialspoint.com/mariadb/mariadb_introduction.htm</text:a>)</text:p>
      <text:p text:style-name="P11"/>
      <text:p text:style-name="P12"><text:span text:style-name="T14">2. </text:span><text:span text:style-name="T15">SQL Server:</text:span></text:p>
      <text:p text:style-name="P13">- Editions and supported features of SQL Server 2022 - Microsoft Learn:</text:p>
      <text:p text:style-name="P14">(<text:a xlink:type="simple" xlink:href="https://learn.microsoft.com/en-us/sql/sql-server/editions-and-components-of-sqlserver-2022?view=sql-server-ver16" text:style-name="Internet_20_link" text:visited-style-name="Visited_20_Internet_20_Link">https://learn.microsoft.com/en-us/sql/sql-server/editions-and-components-of-sqlserver-2022?view=sql-server-ver16</text:a>)</text:p>
      <text:p text:style-name="P11"><text:s text:c="3"/>- Características de SQL Server 2019 | Microsoft: (<text:a xlink:type="simple" xlink:href="https://www.microsoft.com/es-es/sql-server/sql-server-2019-features" text:style-name="Internet_20_link" text:visited-style-name="Visited_20_Internet_20_Link">https://www.microsoft.com/es-es/sql-server/sql-server-2019-features</text:a>)</text:p>
      <text:p text:style-name="P11"/>
      <text:p text:style-name="P12"><text:span text:style-name="T14">3. </text:span><text:span text:style-name="T15">Oracle:</text:span></text:p>
      <text:p text:style-name="P11"><text:s text:c="3"/>- Oracle Database Features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><text:s text:c="3"/>- Oracle Database Documentation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/>
      <text:p text:style-name="P12"><text:soft-page-break/><text:span text:style-name="T14">4. </text:span><text:span text:style-name="T15">PostgreSQL:</text:span></text:p>
      <text:p text:style-name="P11"><text:s text:c="3"/>- PostgreSQL Documentation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><text:s text:c="3"/>- PostgreSQL Features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/>
      <text:p text:style-name="P12"><text:span text:style-name="T14">5. </text:span><text:span text:style-name="T15">DB2:</text:span></text:p>
      <text:p text:style-name="P11"><text:s text:c="3"/>- DB2 Features and Capabilities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><text:s text:c="3"/>- IBM DB2 Documentation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/>
      <text:p text:style-name="P12"><text:span text:style-name="T14">6. </text:span><text:span text:style-name="T15">MongoDB:</text:span></text:p>
      <text:p text:style-name="P11"><text:s text:c="3"/>- MongoDB Features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><text:s text:c="3"/>- MongoDB Documentation: (<text:a xlink:type="simple" xlink:href="https://mariadb.com/kb/en/about-mariadb-software/" text:style-name="Internet_20_link" text:visited-style-name="Visited_20_Internet_20_Link">https://mariadb.com/kb/en/about-mariadb-software/</text:a>)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officeooo:rsid="0028ee74" officeooo:paragraph-rsid="0028ee74"/>
    </style:style>
    <style:page-layout style:name="Mpm1">
      <style:page-layout-properties fo:page-width="21.001cm" fo:page-height="29.7cm" style:num-format="1" style:print-orientation="portrait" fo:margin-top="2cm" fo:margin-bottom="1.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47:58.605994275</meta:creation-date>
    <meta:generator>LibreOffice/24.8.2.1$Windows_X86_64 LibreOffice_project/0f794b6e29741098670a3b95d60478a65d05ef13</meta:generator>
    <dc:date>2024-11-13T21:32:13.164000000</dc:date>
    <meta:editing-duration>PT1H9M41S</meta:editing-duration>
    <meta:editing-cycles>27</meta:editing-cycles>
    <meta:print-date>2024-11-13T20:37:14.546000000</meta:print-date>
    <meta:printed-by>Archivos PDF</meta:printed-by>
    <meta:document-statistic meta:table-count="1" meta:image-count="0" meta:object-count="0" meta:page-count="3" meta:paragraph-count="78" meta:word-count="562" meta:character-count="4232" meta:non-whitespace-character-count="3727"/>
  </office:meta>
</office:document-meta>
</file>